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officeooo:rsid="0105ed22" officeooo:paragraph-rsid="0105ed22"/>
    </style:style>
    <style:style style:name="P37" style:family="paragraph" style:parent-style-name="Text_20_body">
      <style:text-properties officeooo:rsid="01078da0" officeooo:paragraph-rsid="01078da0"/>
    </style:style>
    <style:style style:name="P38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9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0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1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2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3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4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5" style:family="paragraph" style:parent-style-name="Text_20_body">
      <style:text-properties officeooo:rsid="010b38a6" officeooo:paragraph-rsid="010b38a6"/>
    </style:style>
    <style:style style:name="P46" style:family="paragraph" style:parent-style-name="Text_20_body">
      <style:text-properties officeooo:rsid="010cac32" officeooo:paragraph-rsid="010cac32"/>
    </style:style>
    <style:style style:name="P47" style:family="paragraph" style:parent-style-name="Text_20_body">
      <style:text-properties officeooo:rsid="010dd573" officeooo:paragraph-rsid="010dd573"/>
    </style:style>
    <style:style style:name="P48" style:family="paragraph" style:parent-style-name="Text_20_body">
      <style:text-properties officeooo:rsid="01113585" officeooo:paragraph-rsid="01113585"/>
    </style:style>
    <style:style style:name="P49" style:family="paragraph" style:parent-style-name="Text_20_body">
      <style:text-properties officeooo:rsid="01118dd6" officeooo:paragraph-rsid="01118dd6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 style:list-style-name="L1">
      <style:text-properties officeooo:rsid="00eee252" officeooo:paragraph-rsid="00eee252"/>
    </style:style>
    <style:style style:name="P53" style:family="paragraph" style:parent-style-name="Standard" style:list-style-name="L1">
      <style:text-properties officeooo:rsid="010f688b" officeooo:paragraph-rsid="010f688b"/>
    </style:style>
    <style:style style:name="P54" style:family="paragraph" style:parent-style-name="Standard" style:list-style-name="L1">
      <style:text-properties officeooo:rsid="01053114" officeooo:paragraph-rsid="01053114"/>
    </style:style>
    <style:style style:name="P55" style:family="paragraph" style:parent-style-name="Standard" style:list-style-name="L1">
      <style:text-properties officeooo:rsid="0116a2e7" officeooo:paragraph-rsid="0116a2e7"/>
    </style:style>
    <style:style style:name="P56" style:family="paragraph" style:parent-style-name="Standard" style:list-style-name="L1">
      <style:text-properties officeooo:rsid="01152188" officeooo:paragraph-rsid="0116a2e7"/>
    </style:style>
    <style:style style:name="P57" style:family="paragraph" style:parent-style-name="Standard" style:list-style-name="L1">
      <style:text-properties officeooo:rsid="0119ebf1" officeooo:paragraph-rsid="0119ebf1"/>
    </style:style>
    <style:style style:name="P58" style:family="paragraph" style:parent-style-name="Standard" style:master-page-name="First_20_Page">
      <style:paragraph-properties style:page-number="auto"/>
    </style:style>
    <style:style style:name="P59" style:family="paragraph" style:parent-style-name="Text_20_body">
      <style:text-properties officeooo:paragraph-rsid="01152188"/>
    </style:style>
    <style:style style:name="P60" style:family="paragraph" style:parent-style-name="Text_20_body">
      <style:text-properties officeooo:rsid="011c7791" officeooo:paragraph-rsid="011c7791"/>
    </style:style>
    <style:style style:name="P61" style:family="paragraph" style:parent-style-name="Text_20_body" style:list-style-name="L2"/>
    <style:style style:name="P62" style:family="paragraph" style:parent-style-name="Text_20_body">
      <style:text-properties officeooo:paragraph-rsid="011dfb54"/>
    </style:style>
    <style:style style:name="P63" style:family="paragraph" style:parent-style-name="Text_20_body" style:list-style-name="L3"/>
    <style:style style:name="P6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6" style:family="paragraph" style:parent-style-name="Heading_20_3">
      <style:text-properties officeooo:rsid="011dfb54" officeooo:paragraph-rsid="011dfb54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2">
      <style:text-properties officeooo:rsid="0036a586" officeooo:paragraph-rsid="0036a586"/>
    </style:style>
    <style:style style:name="P69" style:family="paragraph" style:parent-style-name="Heading_20_2">
      <style:text-properties officeooo:paragraph-rsid="008eead1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officeooo:rsid="01053114" officeooo:paragraph-rsid="01053114"/>
    </style:style>
    <style:style style:name="P72" style:family="paragraph" style:parent-style-name="Heading_20_2">
      <style:paragraph-properties fo:break-before="page"/>
      <style:text-properties officeooo:rsid="01113585" officeooo:paragraph-rsid="01113585"/>
    </style:style>
    <style:style style:name="P73" style:family="paragraph" style:parent-style-name="Heading_20_2">
      <style:paragraph-properties fo:break-before="page"/>
      <style:text-properties officeooo:rsid="01152188" officeooo:paragraph-rsid="01152188"/>
    </style:style>
    <style:style style:name="P74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break-before="page"/>
      <style:text-properties officeooo:rsid="003596f7" officeooo:paragraph-rsid="003596f7"/>
    </style:style>
    <style:style style:name="P76" style:family="paragraph" style:parent-style-name="Heading_20_1">
      <style:paragraph-properties fo:break-before="page"/>
      <style:text-properties officeooo:rsid="00064816" officeooo:paragraph-rsid="00064816"/>
    </style:style>
    <style:style style:name="P77" style:family="paragraph" style:parent-style-name="Heading_20_1">
      <style:paragraph-properties fo:break-before="page"/>
      <style:text-properties officeooo:rsid="010233a3" officeooo:paragraph-rsid="010233a3"/>
    </style:style>
    <style:style style:name="P78" style:family="paragraph" style:parent-style-name="Heading_20_1">
      <style:paragraph-properties fo:break-before="page"/>
      <style:text-properties officeooo:rsid="0068dc13" officeooo:paragraph-rsid="0068dc13"/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1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5"><text:a xlink:type="simple" xlink:href="#__RefHeading___Toc467_918909501" text:style-name="Index_20_Link" text:visited-style-name="Index_20_Link">Über dieses Dokument<text:tab/>3</text:a></text:p>
          <text:p text:style-name="P64"><text:a xlink:type="simple" xlink:href="#__RefHeading___Toc469_918909501" text:style-name="Index_20_Link" text:visited-style-name="Index_20_Link">Zielgruppe<text:tab/>3</text:a></text:p>
          <text:p text:style-name="P65"><text:a xlink:type="simple" xlink:href="#__RefHeading___Toc177_1047507027" text:style-name="Index_20_Link" text:visited-style-name="Index_20_Link">Übersicht der neuen Features<text:tab/>4</text:a></text:p>
          <text:p text:style-name="P65"><text:a xlink:type="simple" xlink:href="#__RefHeading__1486_1705786087" text:style-name="Index_20_Link" text:visited-style-name="Index_20_Link">Detailbeschreibung der neuen Features<text:tab/>5</text:a></text:p>
          <text:p text:style-name="P64"><text:a xlink:type="simple" xlink:href="#__RefHeading__1488_1705786087" text:style-name="Index_20_Link" text:visited-style-name="Index_20_Link">„Banner“ Klasse hinzugefügt<text:tab/>5</text:a></text:p>
          <text:p text:style-name="P74"><text:a xlink:type="simple" xlink:href="#__RefHeading__1490_1705786087" text:style-name="Index_20_Link" text:visited-style-name="Index_20_Link">„Banners“ Klasse hinzugefügt<text:tab/>6</text:a></text:p>
          <text:p text:style-name="P64"><text:a xlink:type="simple" xlink:href="#__RefHeading__428_1415764677" text:style-name="Index_20_Link" text:visited-style-name="Index_20_Link">Shell-Script „sinfo.php“ hinzugefügt<text:tab/>7</text:a></text:p>
          <text:p text:style-name="P64"><text:a xlink:type="simple" xlink:href="#__RefHeading__377_1415764677" text:style-name="Index_20_Link" text:visited-style-name="Index_20_Link">Shell-Script sremove.php hinzugefügt<text:tab/>8</text:a></text:p>
          <text:p text:style-name="P64"><text:a xlink:type="simple" xlink:href="#__RefHeading__447_1415764677" text:style-name="Index_20_Link" text:visited-style-name="Index_20_Link">Shell-Script „version.php“ hinzugefügt<text:tab/>9</text:a></text:p>
          <text:p text:style-name="P64"><text:a xlink:type="simple" xlink:href="#__RefHeading__490_1483748278" text:style-name="Index_20_Link" text:visited-style-name="Index_20_Link">Funktion containsModule() zur Klasse Page hinzugefügt<text:tab/>10</text:a></text:p>
          <text:p text:style-name="P64"><text:a xlink:type="simple" xlink:href="#__RefHeading___Toc1054_1046385408" text:style-name="Index_20_Link" text:visited-style-name="Index_20_Link">Funktionen zur Klasse ContentFactory hinzugefügt<text:tab/>11</text:a></text:p>
          <text:p text:style-name="P74"><text:a xlink:type="simple" xlink:href="#__RefHeading___Toc1148_1046385408" text:style-name="Index_20_Link" text:visited-style-name="Index_20_Link">Getter Funktionen<text:tab/>11</text:a></text:p>
          <text:p text:style-name="P74"><text:a xlink:type="simple" xlink:href="#__RefHeading___Toc1150_1046385408" text:style-name="Index_20_Link" text:visited-style-name="Index_20_Link">FilterBy Funktionen<text:tab/>11</text:a></text:p>
          <text:p text:style-name="P65"><text:a xlink:type="simple" xlink:href="#__RefHeading__739_824205956" text:style-name="Index_20_Link" text:visited-style-name="Index_20_Link">Sonstige Änderungen<text:tab/>12</text:a></text:p>
          <text:p text:style-name="P64"><text:a xlink:type="simple" xlink:href="#__RefHeading___Toc439_918909501" text:style-name="Index_20_Link" text:visited-style-name="Index_20_Link">Änderungen der Datenbankstruktur<text:tab/>12</text:a></text:p>
          <text:p text:style-name="P64"><text:a xlink:type="simple" xlink:href="#__RefHeading__483_502144810" text:style-name="Index_20_Link" text:visited-style-name="Index_20_Link">Änderungen der API<text:tab/>12</text:a></text:p>
        </text:index-body>
      </text:table-of-content>
      <text:p text:style-name="Text_20_body"/>
      <text:h text:style-name="P7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68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7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3915651169410869223" text:style-name="L1">
        <text:list-item>
          <text:p text:style-name="P52">Klassen Banner und Banners hinzugefügt</text:p>
        </text:list-item>
        <text:list-item>
          <text:p text:style-name="P53">Shell-<text:span text:style-name="T14">S</text:span>cript sinfo.php hinzugefügt</text:p>
        </text:list-item>
        <text:list-item>
          <text:p text:style-name="P54">Shell-<text:span text:style-name="T14">S</text:span>cript sremove.php hinzugefügt</text:p>
        </text:list-item>
        <text:list-item>
          <text:p text:style-name="P55">Shell-Script version.php hinzugefügt</text:p>
        </text:list-item>
        <text:list-item>
          <text:p text:style-name="P56">Funktion containsModule() zur Klasse Page hinzugefügt</text:p>
        </text:list-item>
        <text:list-item>
          <text:p text:style-name="P57">Funktionen zur Klasse ContentFactory hinzugefügt</text:p>
        </text:list-item>
      </text:list>
      <text:p text:style-name="P8"/>
      <text:h text:style-name="P77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67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70" text:outline-level="2"><text:bookmark-start text:name="__RefHeading__428_1415764677"/>Shell-S<text:span text:style-name="T13">c</text:span>ript „sinfo.php“ hinzugefügt<text:bookmark-end text:name="__RefHeading__428_1415764677"/></text:h>
      <text:p text:style-name="P45">Das Shell-S<text:span text:style-name="T13">c</text:span>ript sinfo.php wurde hinzugefügt.</text:p>
      <text:p text:style-name="P45">Dieses gibt eine Liste aller installieren Module und/oder Themes inklusive Versionsnummer zurück.</text:p>
      <text:p text:style-name="P46">Es hat die folgende Syntax:</text:p>
      <text:p text:style-name="P40">$ ulicms/shell/sinfo.php [all|modules|themes]</text:p>
      <text:p text:style-name="P46">Das Dollar-Zeichen steht für den Eingabeprompt und darf nicht mit abgetippt werden.</text:p>
      <text:p text:style-name="P46"><text:span text:style-name="T10">sinfo.php</text:span> hat einen optional Parameter der „all“, „modules“, oder „themes“ sein kann, wobei „all“ der Standardwert ist.</text:p>
      <text:p text:style-name="P47">Der folgende Befehls-Syntax</text:p>
      <text:p text:style-name="P41">$ ulicms/shell/sinfo.php all</text:p>
      <text:p text:style-name="P47">gibt beispielsweise folgendes aus:</text:p>
      <text:p text:style-name="P42">Modules: </text:p>
      <text:p text:style-name="P42">- fortune 0.0.5 </text:p>
      <text:p text:style-name="P42">- pfbc_sample 9.0.2 </text:p>
      <text:p text:style-name="P42">- slicknav 1.0.2 </text:p>
      <text:p text:style-name="P42"/>
      <text:p text:style-name="P42">3 modules total </text:p>
      <text:p text:style-name="P42">________________________________________ </text:p>
      <text:p text:style-name="P42"/>
      <text:p text:style-name="P42">Themes: </text:p>
      <text:p text:style-name="P42">- 2016 1.0.3 </text:p>
      <text:p text:style-name="P42"/>
      <text:p text:style-name="P42">1 themes total </text:p>
      <text:p text:style-name="P42"/>
      <text:p text:style-name="Text_20_body"/>
      <text:h text:style-name="P71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39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8"><text:span text:style-name="T11">$ </text:span>ulicms/shell/sremove.php <text:span text:style-name="T11">module kontaktformular fortune jquery_tablesorter</text:span></text:p>
      <text:p text:style-name="P38"><text:span text:style-name="T11">$ </text:span>ulicms/shell/sremove.php <text:span text:style-name="T11">template cleanblue</text:span></text:p>
      <text:p text:style-name="P36"/>
      <text:p text:style-name="P36">Das Dollerzeichen steht für den Prompt der Kommanodzeile und darf nicht mit eingegeben werden.</text:p>
      <text:p text:style-name="P37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72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8">Das Shell-<text:span text:style-name="T12">S</text:span>cript shell/version.php wurde hinzugefügt. Dieses hat keine Parameter und gibt die Version der UliCMS Installation zurück.</text:p>
      <text:p text:style-name="P48">Der Befehlsaufrauf</text:p>
      <text:p text:style-name="P43">$ shell/version.php</text:p>
      <text:p text:style-name="P49">Gibt eine Zeichenkette wie</text:p>
      <text:p text:style-name="P44">UliCMS Release 9.8.3 </text:p>
      <text:p text:style-name="P49">zurück.</text:p>
      <text:h text:style-name="P73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9"/>
      <text:h text:style-name="P70" text:outline-level="2"><text:bookmark-start text:name="__RefHeading___Toc1054_1046385408"/>Funktionen zur Klasse ContentFactory hinzugefügt<text:bookmark-end text:name="__RefHeading___Toc1054_1046385408"/></text:h>
      <text:h text:style-name="P66" text:outline-level="3"/>
      <text:h text:style-name="P66" text:outline-level="3"><text:bookmark-start text:name="__RefHeading___Toc1148_1046385408"/>Getter Funktionen<text:bookmark-end text:name="__RefHeading___Toc1148_1046385408"/></text:h>
      <text:p text:style-name="P60">Die folgenden Getter wurden zur Klasse <text:span text:style-name="T10">ContentFactory</text:span> hinzugefügt.<text:line-break/>Diese Funktionen geben ein Array aus Content-Element zurück (derzeit nur Page).</text:p>
      <text:p text:style-name="P60"/>
      <text:list xml:id="list5315976539122604644" text:style-name="L2">
        <text:list-item>
          <text:p text:style-name="P61">ContentFactory::getAll($order = „id“)</text:p>
        </text:list-item>
        <text:list-item>
          <text:p text:style-name="P61">ContentFactory::getAllByLanguage($language, $order = „id“)</text:p>
        </text:list-item>
        <text:list-item>
          <text:p text:style-name="P61">ContentFactory::getAllByMenu($menu, $order = „id“)</text:p>
        </text:list-item>
        <text:list-item>
          <text:p text:style-name="P61">ContentFactory::getAllByMenuAndLanguage($menu, $language, $<text:span text:style-name="T17">order</text:span>)</text:p>
        </text:list-item>
      </text:list>
      <text:h text:style-name="Heading_20_3" text:outline-level="3"/>
      <text:h text:style-name="Heading_20_3" text:outline-level="3"><text:bookmark-start text:name="__RefHeading___Toc1150_1046385408"/><text:span text:style-name="T17">FilterBy Funktionen</text:span><text:bookmark-end text:name="__RefHeading___Toc1150_1046385408"/></text:h>
      <text:p text:style-name="P62">Desweiteren wurden die folgenden Funktionen hinzugefügt.<text:line-break/>Diese bekommen als ersten Parameter ein Resultat einer getAllX() Funktion zurück <text:span text:style-name="T18">und geben ein gefiltertes Array zurück</text:span>.</text:p>
      <text:p text:style-name="P62"/>
      <text:list xml:id="list3140474348447335712" text:style-name="L3">
        <text:list-item>
          <text:p text:style-name="P63">ContentFactory::filterByEnabled($elements, $enabled = 1)</text:p>
        </text:list-item>
        <text:list-item>
          <text:p text:style-name="P63">ContentFactory::filterByCategory($elements, $category = 1)</text:p>
        </text:list-item>
        <text:list-item>
          <text:p text:style-name="P63">ContentFactory::filterByAutor($elements, $autor = 1)</text:p>
        </text:list-item>
        <text:list-item>
          <text:p text:style-name="P63">ContentFactory::filterByLastChangeBy($elements, $lastchangeby = 1)</text:p>
        </text:list-item>
      </text:list>
      <text:h text:style-name="P7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69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5T20:49:55.908000273">15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6H58M30S</meta:editing-duration>
    <meta:editing-cycles>267</meta:editing-cycles>
    <meta:generator>LibreOffice/4.4.7.2$Windows_x86 LibreOffice_project/f3153a8b245191196a4b6b9abd1d0da16eead600</meta:generator>
    <dc:date>2016-03-15T20:49:55.845000000</dc:date>
    <meta:document-statistic meta:table-count="0" meta:image-count="2" meta:object-count="0" meta:page-count="12" meta:paragraph-count="130" meta:word-count="718" meta:character-count="5834" meta:non-whitespace-character-count="5239"/>
  </office:meta>
</office:document-meta>
</file>